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0.2465in" style:rel-column-width="355*"/>
    </style:style>
    <style:style style:name="Table1.B" style:family="table-column">
      <style:table-column-properties style:column-width="0.3125in" style:rel-column-width="450*"/>
    </style:style>
    <style:style style:name="Table1.C" style:family="table-column">
      <style:table-column-properties style:column-width="6.134in" style:rel-column-width="883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0.2465in" style:rel-column-width="355*"/>
    </style:style>
    <style:style style:name="Table2.B" style:family="table-column">
      <style:table-column-properties style:column-width="0.3125in" style:rel-column-width="450*"/>
    </style:style>
    <style:style style:name="Table2.C" style:family="table-column">
      <style:table-column-properties style:column-width="6.134in" style:rel-column-width="8833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0.2465in" style:rel-column-width="355*"/>
    </style:style>
    <style:style style:name="Table3.B" style:family="table-column">
      <style:table-column-properties style:column-width="0.3125in" style:rel-column-width="450*"/>
    </style:style>
    <style:style style:name="Table3.C" style:family="table-column">
      <style:table-column-properties style:column-width="6.134in" style:rel-column-width="8833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0576in" table:align="margins"/>
    </style:style>
    <style:style style:name="Table4.A" style:family="table-column">
      <style:table-column-properties style:column-width="0.3785in" style:rel-column-width="545*"/>
    </style:style>
    <style:style style:name="Table4.B" style:family="table-column">
      <style:table-column-properties style:column-width="5.6792in" style:rel-column-width="817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576in" table:align="margins"/>
    </style:style>
    <style:style style:name="Table5.A" style:family="table-column">
      <style:table-column-properties style:column-width="0.3785in" style:rel-column-width="545*"/>
    </style:style>
    <style:style style:name="Table5.B" style:family="table-column">
      <style:table-column-properties style:column-width="5.6792in" style:rel-column-width="817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576in" table:align="margins"/>
    </style:style>
    <style:style style:name="Table6.A" style:family="table-column">
      <style:table-column-properties style:column-width="0.3785in" style:rel-column-width="545*"/>
    </style:style>
    <style:style style:name="Table6.B" style:family="table-column">
      <style:table-column-properties style:column-width="5.6792in" style:rel-column-width="817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2465in" style:rel-column-width="355*"/>
    </style:style>
    <style:style style:name="Table7.B" style:family="table-column">
      <style:table-column-properties style:column-width="6.4465in" style:rel-column-width="9283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3701in" table:align="margins"/>
    </style:style>
    <style:style style:name="Table8.A" style:family="table-column">
      <style:table-column-properties style:column-width="0.3125in" style:rel-column-width="450*"/>
    </style:style>
    <style:style style:name="Table8.B" style:family="table-column">
      <style:table-column-properties style:column-width="6.0576in" style:rel-column-width="8723*"/>
    </style:style>
    <style:style style:name="Table8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465in" style:rel-column-width="355*"/>
    </style:style>
    <style:style style:name="Table11.B" style:family="table-column">
      <style:table-column-properties style:column-width="0.3125in" style:rel-column-width="450*"/>
    </style:style>
    <style:style style:name="Table11.C" style:family="table-column">
      <style:table-column-properties style:column-width="1.8208in" style:rel-column-width="2622*"/>
    </style:style>
    <style:style style:name="Table11.D" style:family="table-column">
      <style:table-column-properties style:column-width="0.1861in" style:rel-column-width="268*"/>
    </style:style>
    <style:style style:name="Table11.E" style:family="table-column">
      <style:table-column-properties style:column-width="4.1271in" style:rel-column-width="5943*"/>
    </style:style>
    <style:style style:name="Table11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2465in" style:rel-column-width="355*"/>
    </style:style>
    <style:style style:name="Table9.B" style:family="table-column">
      <style:table-column-properties style:column-width="6.4465in" style:rel-column-width="9283*"/>
    </style:style>
    <style:style style:name="Table9.1" style:family="table-row">
      <style:table-row-properties style:min-row-height="0.8146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701in" table:align="margins"/>
    </style:style>
    <style:style style:name="Table10.A" style:family="table-column">
      <style:table-column-properties style:column-width="6.370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2938in" table:align="margins"/>
    </style:style>
    <style:style style:name="Table12.A" style:family="table-column">
      <style:table-column-properties style:column-width="1.184in" style:rel-column-width="1705*"/>
    </style:style>
    <style:style style:name="Table12.B" style:family="table-column">
      <style:table-column-properties style:column-width="4.375in" style:rel-column-width="6300*"/>
    </style:style>
    <style:style style:name="Table12.C" style:family="table-column">
      <style:table-column-properties style:column-width="0.7347in" style:rel-column-width="105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2465in" style:rel-column-width="355*"/>
    </style:style>
    <style:style style:name="Table13.B" style:family="table-column">
      <style:table-column-properties style:column-width="0.3125in" style:rel-column-width="450*"/>
    </style:style>
    <style:style style:name="Table13.C" style:family="table-column">
      <style:table-column-properties style:column-width="6.134in" style:rel-column-width="8833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2465in" style:rel-column-width="355*"/>
    </style:style>
    <style:style style:name="Table14.B" style:family="table-column">
      <style:table-column-properties style:column-width="0.3125in" style:rel-column-width="450*"/>
    </style:style>
    <style:style style:name="Table14.C" style:family="table-column">
      <style:table-column-properties style:column-width="6.134in" style:rel-column-width="8833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0576in" table:align="margins"/>
    </style:style>
    <style:style style:name="Table15.A" style:family="table-column">
      <style:table-column-properties style:column-width="0.3785in" style:rel-column-width="545*"/>
    </style:style>
    <style:style style:name="Table15.B" style:family="table-column">
      <style:table-column-properties style:column-width="3.3056in" style:rel-column-width="4760*"/>
    </style:style>
    <style:style style:name="Table15.C" style:family="table-column">
      <style:table-column-properties style:column-width="1.1931in" style:rel-column-width="1718*"/>
    </style:style>
    <style:style style:name="Table15.D" style:family="table-column">
      <style:table-column-properties style:column-width="1.1806in" style:rel-column-width="170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7583in"/>
    </style:style>
    <style:style style:name="Table16" style:family="table">
      <style:table-properties style:width="6.0576in" table:align="margins"/>
    </style:style>
    <style:style style:name="Table16.A" style:family="table-column">
      <style:table-column-properties style:column-width="0.3785in" style:rel-column-width="545*"/>
    </style:style>
    <style:style style:name="Table16.B" style:family="table-column">
      <style:table-column-properties style:column-width="5.6792in" style:rel-column-width="817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0576in" table:align="margins"/>
    </style:style>
    <style:style style:name="Table17.A" style:family="table-column">
      <style:table-column-properties style:column-width="0.3785in" style:rel-column-width="545*"/>
    </style:style>
    <style:style style:name="Table17.B" style:family="table-column">
      <style:table-column-properties style:column-width="2.1215in" style:rel-column-width="3055*"/>
    </style:style>
    <style:style style:name="Table17.C" style:family="table-column">
      <style:table-column-properties style:column-width="0.8715in" style:rel-column-width="1255*"/>
    </style:style>
    <style:style style:name="Table17.D" style:family="table-column">
      <style:table-column-properties style:column-width="0.9375in" style:rel-column-width="1350*"/>
    </style:style>
    <style:style style:name="Table17.E" style:family="table-column">
      <style:table-column-properties style:column-width="0.625in" style:rel-column-width="900*"/>
    </style:style>
    <style:style style:name="Table17.F" style:family="table-column">
      <style:table-column-properties style:column-width="0.5014in" style:rel-column-width="722*"/>
    </style:style>
    <style:style style:name="Table17.G" style:family="table-column">
      <style:table-column-properties style:column-width="0.6222in" style:rel-column-width="896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style:vertical-align="middle" fo:padding="0.0382in" fo:border="0.05pt solid #000000"/>
    </style:style>
    <style:style style:name="Table1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2" style:family="table-cell">
      <style:table-cell-properties fo:padding="0.0382in" fo:border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6" style:family="table-cell">
      <style:table-cell-properties fo:padding="0.0382in" fo:border-left="0.05pt solid #000000" fo:border-right="none" fo:border-top="none" fo:border-bottom="0.05pt solid #000000"/>
    </style:style>
    <style:style style:name="Table17.B6" style:family="table-cell">
      <style:table-cell-properties fo:padding="0.0382in" fo:border-left="0.05pt solid #000000" fo:border-right="none" fo:border-top="none" fo:border-bottom="0.05pt solid #000000"/>
    </style:style>
    <style:style style:name="Table17.C6" style:family="table-cell">
      <style:table-cell-properties fo:padding="0.0382in" fo:border-left="0.05pt solid #000000" fo:border-right="none" fo:border-top="none" fo:border-bottom="0.05pt solid #000000"/>
    </style:style>
    <style:style style:name="Table17.D6" style:family="table-cell">
      <style:table-cell-properties fo:padding="0.0382in" fo:border-left="0.05pt solid #000000" fo:border-right="none" fo:border-top="none" fo:border-bottom="0.05pt solid #000000"/>
    </style:style>
    <style:style style:name="Table17.E6" style:family="table-cell">
      <style:table-cell-properties fo:padding="0.0382in" fo:border-left="0.05pt solid #000000" fo:border-right="none" fo:border-top="none" fo:border-bottom="0.05pt solid #000000"/>
    </style:style>
    <style:style style:name="Table17.F6" style:family="table-cell">
      <style:table-cell-properties fo:padding="0.0382in" fo:border-left="0.05pt solid #000000" fo:border-right="none" fo:border-top="none" fo:border-bottom="0.05pt solid #000000"/>
    </style:style>
    <style:style style:name="Table17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0576in" table:align="margins"/>
    </style:style>
    <style:style style:name="Table18.A" style:family="table-column">
      <style:table-column-properties style:column-width="3.0292in" style:rel-column-width="32767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0576in" table:align="margins"/>
    </style:style>
    <style:style style:name="Table19.A" style:family="table-column">
      <style:table-column-properties style:column-width="5in" style:rel-column-width="7200*"/>
    </style:style>
    <style:style style:name="Table19.B" style:family="table-column">
      <style:table-column-properties style:column-width="1.0576in" style:rel-column-width="1523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0pt" style:font-size-asian="10pt" style:font-size-complex="10pt"/>
    </style:style>
    <style:style style:name="P2" style:family="paragraph" style:parent-style-name="Table_20_Contents">
      <style:text-properties style:font-name="Ubuntu" fo:font-size="10pt" officeooo:rsid="0004a2bd" officeooo:paragraph-rsid="0004a2bd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Ubuntu" fo:font-size="10pt" officeooo:rsid="0004a2bd" officeooo:paragraph-rsid="0004a2bd" style:font-size-asian="10pt" style:font-size-complex="10pt"/>
    </style:style>
    <style:style style:name="P4" style:family="paragraph" style:parent-style-name="Table_20_Contents">
      <style:text-properties style:font-name="Ubuntu" fo:font-size="10pt" officeooo:rsid="00062d05" officeooo:paragraph-rsid="00062d05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Ubuntu" fo:font-size="10pt" officeooo:rsid="00062d05" officeooo:paragraph-rsid="00062d05" style:font-size-asian="10pt" style:font-size-complex="10pt"/>
    </style:style>
    <style:style style:name="P6" style:family="paragraph" style:parent-style-name="Table_20_Contents">
      <style:text-properties style:font-name="Ubuntu" fo:font-size="10pt" officeooo:rsid="000ba467" officeooo:paragraph-rsid="000ba467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Ubuntu" fo:font-size="10pt" officeooo:rsid="000ba467" officeooo:paragraph-rsid="000ba467" style:font-size-asian="10pt" style:font-size-complex="10pt"/>
    </style:style>
    <style:style style:name="P8" style:family="paragraph" style:parent-style-name="Table_20_Contents">
      <style:text-properties style:font-name="Ubuntu" fo:font-size="10pt" officeooo:rsid="000d3b5c" officeooo:paragraph-rsid="000d3b5c" style:font-size-asian="10pt" style:font-size-complex="10pt"/>
    </style:style>
    <style:style style:name="P9" style:family="paragraph" style:parent-style-name="Table_20_Contents">
      <style:text-properties style:font-name="Ubuntu" fo:font-size="10pt" officeooo:rsid="000eb453" officeooo:paragraph-rsid="000eb45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0pt" officeooo:rsid="000eb453" officeooo:paragraph-rsid="000eb453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12" style:family="paragraph" style:parent-style-name="Table_20_Contents">
      <style:text-properties style:font-name="Ubuntu" fo:font-size="10pt" officeooo:rsid="001082d8" officeooo:paragraph-rsid="001082d8" style:font-size-asian="10pt" style:font-size-complex="10pt"/>
    </style:style>
    <style:style style:name="P13" style:family="paragraph" style:parent-style-name="Table_20_Contents">
      <style:text-properties style:font-name="Ubuntu" fo:font-size="10pt" officeooo:rsid="0010f05e" officeooo:paragraph-rsid="0010f05e" style:font-size-asian="10pt" style:font-size-complex="10pt"/>
    </style:style>
    <style:style style:name="P14" style:family="paragraph" style:parent-style-name="Table_20_Contents">
      <style:text-properties style:font-name="Ubuntu" fo:font-size="10pt" officeooo:rsid="001210dd" officeooo:paragraph-rsid="001210dd" style:font-size-asian="10pt" style:font-size-complex="10pt"/>
    </style:style>
    <style:style style:name="P15" style:family="paragraph" style:parent-style-name="Table_20_Contents">
      <style:text-properties style:font-name="Ubuntu" fo:font-size="10pt" officeooo:rsid="0012eca7" officeooo:paragraph-rsid="0012eca7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0pt" officeooo:rsid="0012eca7" officeooo:paragraph-rsid="0012eca7" style:font-size-asian="10pt" style:font-size-complex="10pt"/>
    </style:style>
    <style:style style:name="P17" style:family="paragraph" style:parent-style-name="Table_20_Contents">
      <style:text-properties style:font-name="Ubuntu" fo:font-size="10pt" officeooo:rsid="00188321" officeooo:paragraph-rsid="00188321" style:font-size-asian="10pt" style:font-size-complex="10pt"/>
    </style:style>
    <style:style style:name="P18" style:family="paragraph" style:parent-style-name="Table_20_Contents">
      <style:text-properties style:font-name="Ubuntu" fo:font-size="10pt" officeooo:rsid="001964fe" officeooo:paragraph-rsid="001964fe" style:font-size-asian="10pt" style:font-size-complex="10pt"/>
    </style:style>
    <style:style style:name="P19" style:family="paragraph" style:parent-style-name="Table_20_Contents">
      <style:text-properties style:font-name="Ubuntu" fo:font-size="10pt" officeooo:rsid="0019eca2" officeooo:paragraph-rsid="0019eca2" style:font-size-asian="10pt" style:font-size-complex="10pt"/>
    </style:style>
    <style:style style:name="P20" style:family="paragraph" style:parent-style-name="Table_20_Contents">
      <style:text-properties style:font-name="Ubuntu" fo:font-size="10pt" officeooo:rsid="001b0368" officeooo:paragraph-rsid="001b0368" style:font-size-asian="10pt" style:font-size-complex="10pt"/>
    </style:style>
    <style:style style:name="P21" style:family="paragraph" style:parent-style-name="Table_20_Contents">
      <style:text-properties style:font-name="Ubuntu" fo:font-size="10pt" officeooo:rsid="001c411e" officeooo:paragraph-rsid="001c411e" style:font-size-asian="10pt" style:font-size-complex="10pt"/>
    </style:style>
    <style:style style:name="P22" style:family="paragraph" style:parent-style-name="Table_20_Contents">
      <style:text-properties style:font-name="Ubuntu" fo:font-size="10pt" officeooo:rsid="001db02c" officeooo:paragraph-rsid="001db02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0pt" officeooo:rsid="001db02c" officeooo:paragraph-rsid="001db02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0pt" officeooo:paragraph-rsid="001db02c" style:font-size-asian="10pt" style:font-size-complex="10pt"/>
    </style:style>
    <style:style style:name="P25" style:family="paragraph" style:parent-style-name="Table_20_Contents">
      <style:text-properties style:font-name="Ubuntu" fo:font-size="10pt" officeooo:rsid="001e2aef" officeooo:paragraph-rsid="001e2aef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0pt" officeooo:rsid="001fd07f" officeooo:paragraph-rsid="001fd07f" style:font-size-asian="10pt" style:font-size-complex="10pt"/>
    </style:style>
    <style:style style:name="P30" style:family="paragraph" style:parent-style-name="Table_20_Contents">
      <style:text-properties style:font-name="Ubuntu" fo:font-size="10pt" officeooo:rsid="0022624a" officeooo:paragraph-rsid="0022624a" style:font-size-asian="10pt" style:font-size-complex="10pt"/>
    </style:style>
    <style:style style:name="P31" style:family="paragraph" style:parent-style-name="Table_20_Contents">
      <style:text-properties style:font-name="Ubuntu" fo:font-size="10pt" officeooo:rsid="0023f88c" officeooo:paragraph-rsid="0023f88c" style:font-size-asian="10pt" style:font-size-complex="10pt"/>
    </style:style>
    <style:style style:name="P32" style:family="paragraph" style:parent-style-name="Table_20_Contents">
      <style:text-properties style:font-name="Ubuntu" fo:font-size="10pt" officeooo:rsid="0024c6b0" officeooo:paragraph-rsid="0024c6b0" style:font-size-asian="10pt" style:font-size-complex="10pt"/>
    </style:style>
    <style:style style:name="P33" style:family="paragraph" style:parent-style-name="Table_20_Contents">
      <style:text-properties style:font-name="Ubuntu" fo:font-size="10pt" fo:font-weight="bold" officeooo:rsid="0019eca2" officeooo:paragraph-rsid="0019eca2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Ubuntu" fo:font-size="10pt" fo:font-weight="bold" officeooo:rsid="001b0368" officeooo:paragraph-rsid="001b036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0pt" fo:font-weight="bold" officeooo:rsid="001e2aef" officeooo:paragraph-rsid="001e2ae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Ubuntu" fo:font-size="10pt" officeooo:rsid="001db02c" officeooo:paragraph-rsid="001db02c" style:font-size-asian="10pt" style:font-size-complex="10pt"/>
    </style:style>
    <style:style style:name="P37" style:family="paragraph" style:parent-style-name="Standard">
      <style:text-properties style:font-name="Ubuntu" fo:font-size="10pt" officeooo:rsid="00028d08" officeooo:paragraph-rsid="00028d08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Ubuntu" fo:font-size="10pt" officeooo:rsid="00028d08" officeooo:paragraph-rsid="00028d08" style:font-size-asian="10pt" style:font-size-complex="10pt"/>
    </style:style>
    <style:style style:name="P39" style:family="paragraph" style:parent-style-name="Standard">
      <style:text-properties style:font-name="Ubuntu" fo:font-size="10pt" officeooo:rsid="00028d08" officeooo:paragraph-rsid="0004a2bd" style:font-size-asian="10pt" style:font-size-complex="10pt"/>
    </style:style>
    <style:style style:name="P40" style:family="paragraph" style:parent-style-name="Standard">
      <style:text-properties style:font-name="Ubuntu" fo:font-size="10pt" officeooo:rsid="00039f10" officeooo:paragraph-rsid="00028d08" style:font-size-asian="10pt" style:font-size-complex="10pt"/>
    </style:style>
    <style:style style:name="P41" style:family="paragraph" style:parent-style-name="Standard">
      <style:text-properties style:font-name="Ubuntu" fo:font-size="10pt" officeooo:rsid="00039f10" officeooo:paragraph-rsid="00039f10" style:font-size-asian="10pt" style:font-size-complex="10pt"/>
    </style:style>
    <style:style style:name="P42" style:family="paragraph" style:parent-style-name="Standard">
      <style:text-properties style:font-name="Ubuntu" fo:font-size="10pt" officeooo:rsid="00039f10" officeooo:paragraph-rsid="001c411e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2pt" officeooo:rsid="00028d08" officeooo:paragraph-rsid="00028d08" style:font-size-asian="12pt" style:font-size-complex="12pt"/>
    </style:style>
    <style:style style:name="P44" style:family="paragraph" style:parent-style-name="Standard">
      <style:paragraph-properties fo:break-before="page"/>
      <style:text-properties style:font-name="Ubuntu" fo:font-size="10pt" officeooo:rsid="00028d08" officeooo:paragraph-rsid="00028d08" style:font-size-asian="10pt" style:font-size-complex="10pt"/>
    </style:style>
    <style:style style:name="T1" style:family="text">
      <style:text-properties officeooo:rsid="00039f10"/>
    </style:style>
    <style:style style:name="T2" style:family="text">
      <style:text-properties officeooo:rsid="00059704"/>
    </style:style>
    <style:style style:name="T3" style:family="text">
      <style:text-properties officeooo:rsid="0009d058"/>
    </style:style>
    <style:style style:name="T4" style:family="text">
      <style:text-properties officeooo:rsid="000b8af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3b5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fa401"/>
    </style:style>
    <style:style style:name="T9" style:family="text">
      <style:text-properties officeooo:rsid="001082d8"/>
    </style:style>
    <style:style style:name="T10" style:family="text">
      <style:text-properties officeooo:rsid="001db02c"/>
    </style:style>
    <style:style style:name="T11" style:family="text">
      <style:text-properties officeooo:rsid="002094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ENCANA PELAKSANAAN PEMBELAJARAN</text:p>
      <text:p text:style-name="P38">No.1</text:p>
      <text:p text:style-name="P37"/>
      <text:p text:style-name="P37">Nama Sekolah <text:tab/><text:tab/>:<text:tab/> SMK Yayasan Pendidikan Colomadu</text:p>
      <text:p text:style-name="P37">Mata Pelajaran<text:tab/><text:tab/>: <text:s/><text:tab/>…</text:p>
      <text:p text:style-name="P37">Kelas / Semester <text:tab/>:<text:tab/>XI / 1</text:p>
      <text:p text:style-name="P37">Materi Pokok <text:tab/><text:tab/>: <text:tab/>…</text:p>
      <text:p text:style-name="P37">Alokasi Waktu <text:tab/><text:tab/>: <text:tab/>… <text:s/>Menit ( ... JP <text:s/>x 45 Menit )</text:p>
      <text:p text:style-name="P37">Pertemuan<text:tab/><text:tab/>: <text:s/><text:tab/>... s.d. ... ( <text:s/>... x Pertemuan )</text:p>
      <text:p text:style-name="P37"/>
      <text:p text:style-name="P37">A. Kompetensi Int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2">1. </text:p>
          </table:table-cell>
          <table:table-cell table:style-name="Table1.A1" office:value-type="string">
            <text:p text:style-name="P2">Menghayati dan mengamalkan ajaran agama yang dianutnya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3">Menghayati dan mengamalkan perilaku jujur, disiplin, tanggung jawab, peduli (gotong royong, kerjasama, toleran, damai) , santun, responsif, dan proaktif serta menunjukan sikap sebagai bagian dari solusi atas berbagai permasalahan dalam berinteraksi secara efektif dengan lingkungan sosial dan alam serta dalam menempatkan diri sebagai cerm<text:span text:style-name="T2">i</text:span>nan bangsa dalam pergauan dunia/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3. </text:p>
          </table:table-cell>
          <table:table-cell table:style-name="Table1.A1" office:value-type="string">
            <text:p text:style-name="P5">Memahami, menerapkan, dan menganalisis pengetahuan faktual, konseptual, dan prosedural berdasarkan rasa ingin tahu tentang ilmu pengetahuan, teknologi, seni, budaya, dan humaniora dalam wawasan kemanusiaan, kebangsaan, <text:s/>kenegaraan, dan peradaban terkait penyebab fenomena dan kejadian dalam bidang kerja yyang spesifik untuk memecahkan masalah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4. </text:p>
          </table:table-cell>
          <table:table-cell table:style-name="Table1.A1" office:value-type="string">
            <text:p text:style-name="P7">Mengolah, menalar, dan menyaji dalam ranah konkret dan ranah abstrak terkait dengan pengembangan dari yang dipelajarinya di sekolah secara mandiri, dan mampu menggunakan metode sesuai kaidah keilmuan.</text:p>
          </table:table-cell>
        </table:table-row>
      </table:table>
      <text:p text:style-name="P39"/>
      <text:p text:style-name="P39"/>
      <text:p text:style-name="P37">B. Kompetensi Dasar dan Indikator Pencapaian Kompetens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1.</text:p>
          </table:table-cell>
          <table:table-cell table:style-name="Table2.A1" office:value-type="string">
            <text:p text:style-name="P7">Memiliki motivasi internal, kemampuan bekerja sama, konsisten, sikap disiplin, rasa percaya diri, dan sikap toleransi dalam perbedaan strategi berpikir dalam memilih dan menerapkan strategi penyelesaian masalah. <text:span text:style-name="T5">Indikator pencapaiannya </text:span>sbb :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1.1</text:p>
          </table:table-cell>
          <table:table-cell table:style-name="Table2.A1" office:value-type="string">
            <text:p text:style-name="P7">Menunjukan sikan bekerjasama yang baik dalam kelompok untuk menyelesaikan berbagai permasalahan nyata yang dihadapi dalam kehidupan sehari hari.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1.2</text:p>
          </table:table-cell>
          <table:table-cell table:style-name="Table2.A1" office:value-type="string">
            <text:p text:style-name="P7">Memiliki sikap toleran dalam proses pemecahan masalah dalam berbeda pendapat.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2.</text:p>
          </table:table-cell>
          <table:table-cell table:style-name="Table2.A1" office:value-type="string">
            <text:p text:style-name="P7">Memahami Konsep Terminologi, detail elemen dasar yang harus diketahui, istilah, simbol, dan fakta terkait :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...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3.</text:p>
          </table:table-cell>
          <table:table-cell table:style-name="Table2.A1" office:value-type="string">
            <text:p text:style-name="P7">Memahami klasifikasi dan kategori, prinsip dan generalisasi (umum), teori model, dan struktur terkati :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...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4. </text:p>
          </table:table-cell>
          <table:table-cell table:style-name="Table2.A1" office:value-type="string">
            <text:p text:style-name="P7">Melakukan kegiatan/proses, menganalisa struktur, metode, teknik tertentu dalam menyelesaikan masalah terkait :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…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5.</text:p>
          </table:table-cell>
          <table:table-cell table:style-name="Table2.A1" office:value-type="string">
            <text:p text:style-name="P7">Menyajikan <text:span text:style-name="T6">pengetahuan strategis, kontekstual , kondisional, dan mengetahui pada dirinya tentang :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...</text:p>
          </table:table-cell>
        </table:table-row>
      </table:table>
      <text:p text:style-name="P37"/>
      <text:p text:style-name="P37"/>
      <text:p text:style-name="P44"/>
      <text:p text:style-name="P37">C. Tujuan Pembelajara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">1.</text:p>
          </table:table-cell>
          <table:table-cell table:style-name="Table3.A1" office:value-type="string">
            <text:p text:style-name="P10">Kesesuaian dengan kompetensi dasar serta proses dan hasil belajar yang diharapkan dicapai.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">2.</text:p>
          </table:table-cell>
          <table:table-cell table:style-name="Table3.A1" office:value-type="string">
            <text:p text:style-name="P10">Terdapat <text:span text:style-name="T7">audiens (peserta)</text:span>, <text:span text:style-name="T7">behavior (perilaku)</text:span>, <text:span text:style-name="T7">condition (kondisi)</text:span>, dan <text:span text:style-name="T7">degree(perbandingan)</text:span>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Pertemuan ke <text:span text:style-name="T8">1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1.</text:p>
                </table:table-cell>
                <table:table-cell table:style-name="Table4.A1" office:value-type="string"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0">2.</text:p>
                </table:table-cell>
                <table:table-cell table:style-name="Table4.A1" office:value-type="string">
                  <text:p text:style-name="P11"/>
                </table:table-cell>
              </table:table-row>
            </table:table>
            <text:p text:style-name="P10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Pertemuan ke 2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9">1.</text:p>
                </table:table-cell>
                <table:table-cell table:style-name="Table5.A1" office:value-type="string">
                  <text:p text:style-name="P1"/>
                </table:table-cell>
              </table:table-row>
              <table:table-row>
                <table:table-cell table:style-name="Table5.A1" office:value-type="string">
                  <text:p text:style-name="P9">2.</text:p>
                </table:table-cell>
                <table:table-cell table:style-name="Table5.A1" office:value-type="string">
                  <text:p text:style-name="P1"/>
                </table:table-cell>
              </table:table-row>
            </table:table>
            <text:p text:style-name="P9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Pertemuan ke 3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9">1.</text:p>
                </table:table-cell>
                <table:table-cell table:style-name="Table6.A1" office:value-type="string">
                  <text:p text:style-name="P1"/>
                </table:table-cell>
              </table:table-row>
              <table:table-row>
                <table:table-cell table:style-name="Table6.A1" office:value-type="string">
                  <text:p text:style-name="P9">2.</text:p>
                </table:table-cell>
                <table:table-cell table:style-name="Table6.A1" office:value-type="string">
                  <text:p text:style-name="P1"/>
                </table:table-cell>
              </table:table-row>
            </table:table>
            <text:p text:style-name="P9"/>
          </table:table-cell>
        </table:table-row>
      </table:table>
      <text:p text:style-name="P37"/>
      <text:p text:style-name="P37"/>
      <text:p text:style-name="P37">D. Materi pembelajara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9">Pertemuan ke <text:span text:style-name="T9">1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9">1.</text:p>
                </table:table-cell>
                <table:table-cell table:style-name="Table8.A1" office:value-type="string">
                  <text:p text:style-name="P12">Faktual</text:p>
                </table:table-cell>
              </table:table-row>
              <table:table-row>
                <table:table-cell table:style-name="Table8.A1" office:value-type="string">
                  <text:p text:style-name="P12">1.1</text:p>
                </table:table-cell>
                <table:table-cell table:style-name="Table8.A1" office:value-type="string">
                  <text:p text:style-name="P1"/>
                </table:table-cell>
              </table:table-row>
              <table:table-row>
                <table:table-cell table:style-name="Table8.A1" office:value-type="string">
                  <text:p text:style-name="P12">2.</text:p>
                </table:table-cell>
                <table:table-cell table:style-name="Table8.A1" office:value-type="string">
                  <text:p text:style-name="P12">Konseptual</text:p>
                </table:table-cell>
              </table:table-row>
              <table:table-row>
                <table:table-cell table:style-name="Table8.A1" office:value-type="string">
                  <text:p text:style-name="P12">2.1</text:p>
                </table:table-cell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1" office:value-type="string">
                  <text:p text:style-name="P12">2.2</text:p>
                </table:table-cell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1" office:value-type="string">
                  <text:p text:style-name="P12">3.</text:p>
                </table:table-cell>
                <table:table-cell table:style-name="Table8.A1" office:value-type="string">
                  <text:p text:style-name="P12">Prosedural</text:p>
                </table:table-cell>
              </table:table-row>
              <table:table-row>
                <table:table-cell table:style-name="Table8.A1" office:value-type="string">
                  <text:p text:style-name="P12">3.1</text:p>
                </table:table-cell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1" office:value-type="string">
                  <text:p text:style-name="P12">3.2</text:p>
                </table:table-cell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1" office:value-type="string">
                  <text:p text:style-name="P12">3.3</text:p>
                </table:table-cell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1" office:value-type="string">
                  <text:p text:style-name="P12">4</text:p>
                </table:table-cell>
                <table:table-cell table:style-name="Table8.A1" office:value-type="string">
                  <text:p text:style-name="P12">Metakongnitif</text:p>
                </table:table-cell>
              </table:table-row>
              <table:table-row>
                <table:table-cell table:style-name="Table8.A1" office:value-type="string">
                  <text:p text:style-name="P13">4.1</text:p>
                </table:table-cell>
                <table:table-cell table:style-name="Table8.A1" office:value-type="string">
                  <text:p text:style-name="P12"/>
                </table:table-cell>
              </table:table-row>
            </table:table>
            <text:p text:style-name="P9"/>
            <text:p text:style-name="P9"/>
          </table:table-cell>
        </table:table-row>
      </table:table>
      <text:p text:style-name="P37"/>
      <text:p text:style-name="P37"/>
      <text:p text:style-name="P37">E. Metode Pembeajaran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4">1.</text:p>
          </table:table-cell>
          <table:table-cell table:style-name="Table11.A1" office:value-type="string">
            <text:p text:style-name="P14">Pendekatan Pembelajaran</text:p>
          </table:table-cell>
          <table:table-cell table:style-name="Table11.A1" office:value-type="string">
            <text:p text:style-name="P14">:</text:p>
          </table:table-cell>
          <table:table-cell table:style-name="Table11.A1" office:value-type="string">
            <text:p text:style-name="P14">Pendekatan Saintifik</text:p>
          </table:table-cell>
        </table:table-row>
        <table:table-row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4">2. </text:p>
          </table:table-cell>
          <table:table-cell table:style-name="Table11.A1" office:value-type="string">
            <text:p text:style-name="P14">Model Pembelajaran</text:p>
          </table:table-cell>
          <table:table-cell table:style-name="Table11.A1" office:value-type="string">
            <text:p text:style-name="P14">:</text:p>
          </table:table-cell>
          <table:table-cell table:style-name="Table11.A1" office:value-type="string">
            <text:p text:style-name="P14">...</text:p>
          </table:table-cell>
        </table:table-row>
      </table:table>
      <text:p text:style-name="P37"/>
      <text:p text:style-name="P37"/>
      <text:p text:style-name="P37">F. Skenario Pembelajaran</text:p>
      <text:p text:style-name="P3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/>
          </table:table-cell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5">Pertemuan ke 1</text:p>
                </table:table-cell>
              </table:table-row>
              <table:table-row>
                <table:table-cell table:style-name="Table10.A2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C"/>
                    <table:table-row>
                      <table:table-cell table:style-name="Table12.A1" office:value-type="string">
                        <text:p text:style-name="P16">Kegiatan</text:p>
                      </table:table-cell>
                      <table:table-cell table:style-name="Table12.A1" office:value-type="string">
                        <text:p text:style-name="P16">Deskripsi Kegiatan</text:p>
                      </table:table-cell>
                      <table:table-cell table:style-name="Table12.C1" office:value-type="string">
                        <text:p text:style-name="P16">Alokasi Waktu</text:p>
                      </table:table-cell>
                    </table:table-row>
                    <table:table-row>
                      <table:table-cell table:style-name="Table12.A2" office:value-type="string">
                        <text:p text:style-name="P15">Pendahuluan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5">Inti <text:line-break/>Fase 1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5">Fase 2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5">Fase 3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5"><text:soft-page-break/>Fase 4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7">Fase 5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  <table:table-row>
                      <table:table-cell table:style-name="Table12.A2" office:value-type="string">
                        <text:p text:style-name="P15">Penutup</text:p>
                      </table:table-cell>
                      <table:table-cell table:style-name="Table12.A2" office:value-type="string">
                        <text:p text:style-name="P15"/>
                      </table:table-cell>
                      <table:table-cell table:style-name="Table12.C2" office:value-type="string">
                        <text:p text:style-name="P15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>.</text:p>
            <text:p text:style-name="P1"/>
          </table:table-cell>
        </table:table-row>
      </table:table>
      <text:p text:style-name="P37"/>
      <text:p text:style-name="P37"/>
      <text:p text:style-name="P37">G. Alat / Media dan Sumber Belajar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1.</text:p>
          </table:table-cell>
          <table:table-cell table:style-name="Table13.A1" office:value-type="string">
            <text:p text:style-name="P18">Alat / Media Pembelajaran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1.1</text:p>
          </table:table-cell>
          <table:table-cell table:style-name="Table13.A1" office:value-type="string">
            <text:p text:style-name="P18">Lembar Kerja Siswa (LKS)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1.2</text:p>
          </table:table-cell>
          <table:table-cell table:style-name="Table13.A1" office:value-type="string">
            <text:p text:style-name="P18">Bahan Tayang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1.3</text:p>
          </table:table-cell>
          <table:table-cell table:style-name="Table13.A1" office:value-type="string">
            <text:p text:style-name="P18">Lembar Penilaian Siswa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1.4</text:p>
          </table:table-cell>
          <table:table-cell table:style-name="Table13.A1" office:value-type="string">
            <text:p text:style-name="P18">Laptop dan Infokus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2.</text:p>
          </table:table-cell>
          <table:table-cell table:style-name="Table13.A1" office:value-type="string">
            <text:p text:style-name="P18">Sumber Belajar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8">2.1</text:p>
          </table:table-cell>
          <table:table-cell table:style-name="Table13.A1" office:value-type="string">
            <text:p text:style-name="P18">Buku Terkait</text:p>
          </table:table-cell>
        </table:table-row>
      </table:table>
      <text:p text:style-name="P37"/>
      <text:p text:style-name="P37"/>
      <text:p text:style-name="P37">H. Penilaian Hasil Belajar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9">1.</text:p>
          </table:table-cell>
          <table:table-cell table:style-name="Table14.A1" office:value-type="string">
            <text:p text:style-name="P19">Prosedur Penilaian</text:p>
            <text:p text:style-name="P19">Penilaian menggunakan penilaian otentik : Pengamatan, Tes Tertulis, Tes Lisan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9"/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row>
                <table:table-cell table:style-name="Table15.A1" office:value-type="string">
                  <text:p text:style-name="P19">No</text:p>
                </table:table-cell>
                <table:table-cell table:style-name="Table15.A1" office:value-type="string">
                  <text:p text:style-name="P19">Aspek yang dinilai</text:p>
                </table:table-cell>
                <table:table-cell table:style-name="Table15.A1" office:value-type="string">
                  <text:p text:style-name="P19">Teknik Penilaian</text:p>
                </table:table-cell>
                <table:table-cell table:style-name="Table15.D1" office:value-type="string">
                  <text:p text:style-name="P19">Waktu Penilaian</text:p>
                </table:table-cell>
              </table:table-row>
              <table:table-row>
                <table:table-cell table:style-name="Table15.A2" office:value-type="string">
                  <text:p text:style-name="P19">1</text:p>
                </table:table-cell>
                <table:table-cell table:style-name="Table15.A2" office:value-type="string">
                  <text:p text:style-name="P33">Sikap</text:p>
                  <text:p text:style-name="P19">a. bekerjasama dalam kegiatan kelompok</text:p>
                  <text:p text:style-name="P19">b. Toleran terhadap proses pemecahan masalah yang berbeda dan kreatif</text:p>
                </table:table-cell>
                <table:table-cell table:style-name="Table15.A2" office:value-type="string">
                  <text:p text:style-name="P30">Pengamatan</text:p>
                </table:table-cell>
                <table:table-cell table:style-name="Table15.D2" office:value-type="string">
                  <text:p text:style-name="P31">Selama Pembelajaran dan saat diskusi</text:p>
                </table:table-cell>
              </table:table-row>
              <table:table-row>
                <table:table-cell table:style-name="Table15.A2" office:value-type="string">
                  <text:p text:style-name="P20">2</text:p>
                </table:table-cell>
                <table:table-cell table:style-name="Table15.A2" office:value-type="string">
                  <text:p text:style-name="P34">Pengetahuan</text:p>
                  <text:p text:style-name="P21">Tes Tertulis dengan modifikasi soal soal yang terdapat pada buku /modul</text:p>
                  <text:p text:style-name="P21">Tes lisan untuk triangulasi (memeriksa keabsahan data) tentang kemampuan siswa tentang materi pembelajaran.</text:p>
                </table:table-cell>
                <table:table-cell table:style-name="Table15.A2" office:value-type="string">
                  <text:p text:style-name="P30">Tes Objektif dan Essay</text:p>
                </table:table-cell>
                <table:table-cell table:style-name="Table15.D2" office:value-type="string">
                  <text:p text:style-name="P31">Penyelesaian Tugas <text:s/>(Indv / Grup) dan saat diskusi</text:p>
                </table:table-cell>
              </table:table-row>
              <table:table-row table:style-name="Table15.4">
                <table:table-cell table:style-name="Table15.A2" office:value-type="string">
                  <text:p text:style-name="P20">3.</text:p>
                </table:table-cell>
                <table:table-cell table:style-name="Table15.A2" office:value-type="string">
                  <text:p text:style-name="P34">Ketrampilan</text:p>
                  <text:p text:style-name="P21">Terampil menerapkan konsep/prinsi dan strategi pemecahan masalah yang relevan berkaitan dengan materi pembelajaran.</text:p>
                </table:table-cell>
                <table:table-cell table:style-name="Table15.A2" office:value-type="string">
                  <text:p text:style-name="P30">Pengamatan dan Tugas Proyek</text:p>
                </table:table-cell>
                <table:table-cell table:style-name="Table15.D2" office:value-type="string">
                  <text:p text:style-name="P31">Penyelesaian tugas individu, kelompok, dan presentasi</text:p>
                </table:table-cell>
              </table:table-row>
            </table:table>
            <text:p text:style-name="P19"/>
            <text:p text:style-name="P19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1">2.</text:p>
          </table:table-cell>
          <table:table-cell table:style-name="Table14.A1" office:value-type="string">
            <text:p text:style-name="P21">Instrument Penilaian Hasil Belajar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1">2.1</text:p>
          </table:table-cell>
          <table:table-cell table:style-name="Table14.A1" office:value-type="string">
            <text:p text:style-name="P42">Tes Tertulis (Penilaian Pengetahuan = Kognitif)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21">No</text:p>
                </table:table-cell>
                <table:table-cell table:style-name="Table16.B1" office:value-type="string">
                  <text:p text:style-name="P21">Soal</text:p>
                </table:table-cell>
              </table:table-row>
              <table:table-row>
                <table:table-cell table:style-name="Table16.A2" office:value-type="string">
                  <text:p text:style-name="P32">1.</text:p>
                </table:table-cell>
                <table:table-cell table:style-name="Table16.B2" office:value-type="string">
                  <text:p text:style-name="P21"/>
                </table:table-cell>
              </table:table-row>
              <table:table-row>
                <table:table-cell table:style-name="Table16.A2" office:value-type="string">
                  <text:p text:style-name="P32">2.</text:p>
                </table:table-cell>
                <table:table-cell table:style-name="Table16.B2" office:value-type="string">
                  <text:p text:style-name="P21"/>
                </table:table-cell>
              </table:table-row>
              <table:table-row>
                <table:table-cell table:style-name="Table16.A2" office:value-type="string">
                  <text:p text:style-name="P32">dst</text:p>
                </table:table-cell>
                <table:table-cell table:style-name="Table16.B2" office:value-type="string">
                  <text:p text:style-name="P21"/>
                </table:table-cell>
              </table:table-row>
            </table:table>
            <text:p text:style-name="P21"/>
            <text:p text:style-name="P21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2">2.2</text:p>
          </table:table-cell>
          <table:table-cell table:style-name="Table14.A1" office:value-type="string">
            <text:p text:style-name="P22"><text:span text:style-name="T1">Penilaian Sikap (Observasi Guru)</text:span>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2"/>
          </table:table-cell>
          <table:table-cell table:style-name="Table14.A1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column table:style-name="Table17.F"/>
              <table:table-column table:style-name="Table17.G"/>
              <table:table-row>
                <table:table-cell table:style-name="Table17.A1" table:number-rows-spanned="2" office:value-type="string">
                  <text:p text:style-name="P23">No</text:p>
                </table:table-cell>
                <table:table-cell table:style-name="Table17.A1" table:number-rows-spanned="2" office:value-type="string">
                  <text:p text:style-name="P36">Nama Siswa</text:p>
                </table:table-cell>
                <table:table-cell table:style-name="Table17.A1" table:number-columns-spanned="2" office:value-type="string">
                  <text:p text:style-name="P23">Komponen yang dinilai</text:p>
                </table:table-cell>
                <table:covered-table-cell/>
                <table:table-cell table:style-name="Table17.A1" table:number-rows-spanned="2" office:value-type="string">
                  <text:p text:style-name="P24"><text:span text:style-name="T10">Total Skor</text:span></text:p>
                </table:table-cell>
                <table:table-cell table:style-name="Table17.A1" table:number-rows-spanned="2" office:value-type="string">
                  <text:p text:style-name="P24"><text:span text:style-name="T10">Skor Maks</text:span></text:p>
                </table:table-cell>
                <table:table-cell table:style-name="Table17.G1" table:number-rows-spanned="2" office:value-type="string">
                  <text:p text:style-name="P24"><text:span text:style-name="T10">Nilai Sikap</text:span></text:p>
                </table:table-cell>
              </table:table-row>
              <table:table-row>
                <table:covered-table-cell/>
                <table:covered-table-cell/>
                <table:table-cell table:style-name="Table17.C6" office:value-type="string">
                  <text:p text:style-name="P23">Kerjasama</text:p>
                </table:table-cell>
                <table:table-cell table:style-name="Table17.D6" office:value-type="string">
                  <text:p text:style-name="P23">Toleransi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17.A6" office:value-type="string">
                  <text:p text:style-name="P22"><text:soft-page-break/>1</text:p>
                </table:table-cell>
                <table:table-cell table:style-name="Table17.B6" office:value-type="string">
                  <text:p text:style-name="P22"/>
                </table:table-cell>
                <table:table-cell table:style-name="Table17.C6" office:value-type="string">
                  <text:p text:style-name="P22"/>
                </table:table-cell>
                <table:table-cell table:style-name="Table17.D6" office:value-type="string">
                  <text:p text:style-name="P22"/>
                </table:table-cell>
                <table:table-cell table:style-name="Table17.E6" office:value-type="string">
                  <text:p text:style-name="P22"/>
                </table:table-cell>
                <table:table-cell table:style-name="Table17.F6" office:value-type="string">
                  <text:p text:style-name="P22"/>
                </table:table-cell>
                <table:table-cell table:style-name="Table17.G6" office:value-type="string">
                  <text:p text:style-name="P22"/>
                </table:table-cell>
              </table:table-row>
              <table:table-row>
                <table:table-cell table:style-name="Table17.A6" office:value-type="string">
                  <text:p text:style-name="P22">2</text:p>
                </table:table-cell>
                <table:table-cell table:style-name="Table17.B6" office:value-type="string">
                  <text:p text:style-name="P22"/>
                </table:table-cell>
                <table:table-cell table:style-name="Table17.C6" office:value-type="string">
                  <text:p text:style-name="P22"/>
                </table:table-cell>
                <table:table-cell table:style-name="Table17.D6" office:value-type="string">
                  <text:p text:style-name="P22"/>
                </table:table-cell>
                <table:table-cell table:style-name="Table17.E6" office:value-type="string">
                  <text:p text:style-name="P22"/>
                </table:table-cell>
                <table:table-cell table:style-name="Table17.F6" office:value-type="string">
                  <text:p text:style-name="P22"/>
                </table:table-cell>
                <table:table-cell table:style-name="Table17.G6" office:value-type="string">
                  <text:p text:style-name="P22"/>
                </table:table-cell>
              </table:table-row>
              <table:table-row>
                <table:table-cell table:style-name="Table17.A6" office:value-type="string">
                  <text:p text:style-name="P22">3</text:p>
                </table:table-cell>
                <table:table-cell table:style-name="Table17.B6" office:value-type="string">
                  <text:p text:style-name="P22"/>
                </table:table-cell>
                <table:table-cell table:style-name="Table17.C6" office:value-type="string">
                  <text:p text:style-name="P22"/>
                </table:table-cell>
                <table:table-cell table:style-name="Table17.D6" office:value-type="string">
                  <text:p text:style-name="P22"/>
                </table:table-cell>
                <table:table-cell table:style-name="Table17.E6" office:value-type="string">
                  <text:p text:style-name="P22"/>
                </table:table-cell>
                <table:table-cell table:style-name="Table17.F6" office:value-type="string">
                  <text:p text:style-name="P22"/>
                </table:table-cell>
                <table:table-cell table:style-name="Table17.G6" office:value-type="string">
                  <text:p text:style-name="P22"/>
                </table:table-cell>
              </table:table-row>
              <table:table-row>
                <table:table-cell table:style-name="Table17.A6" office:value-type="string">
                  <text:p text:style-name="P22"/>
                </table:table-cell>
                <table:table-cell table:style-name="Table17.B6" office:value-type="string">
                  <text:p text:style-name="P22"/>
                </table:table-cell>
                <table:table-cell table:style-name="Table17.C6" office:value-type="string">
                  <text:p text:style-name="P22"/>
                </table:table-cell>
                <table:table-cell table:style-name="Table17.D6" office:value-type="string">
                  <text:p text:style-name="P22"/>
                </table:table-cell>
                <table:table-cell table:style-name="Table17.E6" office:value-type="string">
                  <text:p text:style-name="P22"/>
                </table:table-cell>
                <table:table-cell table:style-name="Table17.F6" office:value-type="string">
                  <text:p text:style-name="P22"/>
                </table:table-cell>
                <table:table-cell table:style-name="Table17.G6" office:value-type="string">
                  <text:p text:style-name="P22"/>
                </table:table-cell>
              </table:table-row>
            </table:table>
            <text:p text:style-name="P21"/>
            <table:table table:name="Table18" table:style-name="Table18">
              <table:table-column table:style-name="Table18.A" table:number-columns-repeated="2"/>
              <table:table-row>
                <table:table-cell table:style-name="Table18.A1" office:value-type="string">
                  <text:p text:style-name="P22">Keterangan :</text:p>
                  <text:p text:style-name="P22">Skor Penilaian</text:p>
                  <text:p text:style-name="P25">1 = sangat kurang konsisten</text:p>
                  <text:p text:style-name="P25">2 = kurang konsisten</text:p>
                  <text:p text:style-name="P25">3 = mulai konsisten</text:p>
                  <text:p text:style-name="P25">4 = konsisten</text:p>
                  <text:p text:style-name="P25">5 = selalu konsisten</text:p>
                </table:table-cell>
                <table:table-cell table:style-name="Table18.A1" office:value-type="string">
                  <text:p text:style-name="P22">Nilai Sikap : (Jumlah peroleh / 10) x4</text:p>
                </table:table-cell>
              </table:table-row>
            </table:table>
            <text:p text:style-name="P21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5">2.3</text:p>
          </table:table-cell>
          <table:table-cell table:style-name="Table14.A1" office:value-type="string">
            <text:p text:style-name="P26">Penilaian Keterampilan Berupa Proyek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26">Jobsheet No ….</text:p>
            <text:p text:style-name="P26"/>
            <text:p text:style-name="P35">Rubrik Penilaian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28">Kriteria</text:p>
                </table:table-cell>
                <table:table-cell table:style-name="Table19.B1" office:value-type="string">
                  <text:p text:style-name="P28">Nilai</text:p>
                </table:table-cell>
              </table:table-row>
              <table:table-row>
                <table:table-cell table:style-name="Table19.A2" office:value-type="string">
                  <text:list xml:id="list970662728" text:style-name="L1">
                    <text:list-item>
                      <text:p text:style-name="P27">Menunjukan kreativitas tinggi dalam pemecahan masalah</text:p>
                    </text:list-item>
                    <text:list-item>
                      <text:p text:style-name="P27">Kejelasan atau keterangan jawaban sangat lengkap</text:p>
                    </text:list-item>
                    <text:list-item>
                      <text:p text:style-name="P27">Kerjasama kelompok sangat baik</text:p>
                    </text:list-item>
                    <text:list-item>
                      <text:p text:style-name="P27">Interpretasi jawaban masalah / permodelan sangat akurat</text:p>
                    </text:list-item>
                    <text:list-item>
                      <text:p text:style-name="P27">Penggunaan strategi benar dan tepat</text:p>
                    </text:list-item>
                    <text:list-item>
                      <text:p text:style-name="P27">Kerapian sangat baik</text:p>
                    </text:list-item>
                  </text:list>
                </table:table-cell>
                <table:table-cell table:style-name="Table19.B2" office:value-type="string">
                  <text:p text:style-name="P29">3.01 s.d. 4.00</text:p>
                </table:table-cell>
              </table:table-row>
              <table:table-row>
                <table:table-cell table:style-name="Table19.A2" office:value-type="string">
                  <text:list xml:id="list222260368739508" text:continue-numbering="true" text:style-name="L1">
                    <text:list-item>
                      <text:p text:style-name="P27">Menunjukan kreativitas cukup dalam pemecahan masalah</text:p>
                    </text:list-item>
                    <text:list-item>
                      <text:p text:style-name="P27">Kejelasan atau keterangan jawaban cukup lengkap</text:p>
                    </text:list-item>
                    <text:list-item>
                      <text:p text:style-name="P27">Kerjasama kelompok cukup baik</text:p>
                    </text:list-item>
                    <text:list-item>
                      <text:p text:style-name="P27">Interpretasi jawaban masalah / permodelan cukup akurat</text:p>
                    </text:list-item>
                    <text:list-item>
                      <text:p text:style-name="P27">Penggunaan strategi benar dan tepat</text:p>
                    </text:list-item>
                    <text:list-item>
                      <text:p text:style-name="P27">Kerapian cukup baik</text:p>
                    </text:list-item>
                  </text:list>
                </table:table-cell>
                <table:table-cell table:style-name="Table19.B2" office:value-type="string">
                  <text:p text:style-name="P29">2.01 s.d. 3.00</text:p>
                </table:table-cell>
              </table:table-row>
              <table:table-row>
                <table:table-cell table:style-name="Table19.A2" office:value-type="string">
                  <text:list xml:id="list222261400027924" text:continue-numbering="true" text:style-name="L1">
                    <text:list-item>
                      <text:p text:style-name="P27">Menunjukan kreativitas kurang dalam pemecahan masalah</text:p>
                    </text:list-item>
                    <text:list-item>
                      <text:p text:style-name="P27">Kejelasan atau keterangan jawaban kurang lengkap</text:p>
                    </text:list-item>
                    <text:list-item>
                      <text:p text:style-name="P27">Kerjasama kelompok kurang baik</text:p>
                    </text:list-item>
                    <text:list-item>
                      <text:p text:style-name="P27">Interpretasi jawaban masalah / permodelan kurang akurat</text:p>
                    </text:list-item>
                    <text:list-item>
                      <text:p text:style-name="P27">Penggunaan strategi benar dan tepat</text:p>
                    </text:list-item>
                    <text:list-item>
                      <text:p text:style-name="P27">Kerapian kurang baik</text:p>
                    </text:list-item>
                  </text:list>
                </table:table-cell>
                <table:table-cell table:style-name="Table19.B2" office:value-type="string">
                  <text:p text:style-name="P29">1.01 s.d. 2.00</text:p>
                </table:table-cell>
              </table:table-row>
              <table:table-row>
                <table:table-cell table:style-name="Table19.A2" office:value-type="string">
                  <text:list xml:id="list222260141493335" text:continue-numbering="true" text:style-name="L1">
                    <text:list-item>
                      <text:p text:style-name="P27">Menunjukan kreativitas rendah dalam pemecahan masalah</text:p>
                    </text:list-item>
                    <text:list-item>
                      <text:p text:style-name="P27">Kejelasan atau keterangan jawaban tidak lengkap</text:p>
                    </text:list-item>
                    <text:list-item>
                      <text:p text:style-name="P27">Kerjasama kelompok tidak baik</text:p>
                    </text:list-item>
                    <text:list-item>
                      <text:p text:style-name="P27">Interpretasi jawaban masalah / permodelan tidak akurat</text:p>
                    </text:list-item>
                    <text:list-item>
                      <text:p text:style-name="P27">Penggunaan strategi benar dan tepat</text:p>
                    </text:list-item>
                    <text:list-item>
                      <text:p text:style-name="P27">Kerapian tidak baik</text:p>
                    </text:list-item>
                    <text:list-item>
                      <text:p text:style-name="P27">Tidak ada laporan hasil kerja yang dapat disajikan didepan kelas</text:p>
                    </text:list-item>
                  </text:list>
                </table:table-cell>
                <table:table-cell table:style-name="Table19.B2" office:value-type="string">
                  <text:p text:style-name="P29">1</text:p>
                </table:table-cell>
              </table:table-row>
              <table:table-row>
                <table:table-cell table:style-name="Table19.A2" office:value-type="string">
                  <text:p text:style-name="P26"><text:s text:c="6"/>Tidak melakukan tugas proyek</text:p>
                </table:table-cell>
                <table:table-cell table:style-name="Table19.B2" office:value-type="string">
                  <text:p text:style-name="P29">0</text:p>
                </table:table-cell>
              </table:table-row>
            </table:table>
            <text:p text:style-name="P26">.</text:p>
          </table:table-cell>
        </table:table-row>
      </table:table>
      <text:p text:style-name="P40"/>
      <text:p text:style-name="P41">I. Kunci Jawaban <text:span text:style-name="T11">(Terlampir)</text:span></text:p>
      <text:p text:style-name="P41"/>
      <text:p text:style-name="P41"/>
      <text:p text:style-name="P41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58:07.858452616</meta:creation-date>
    <dc:date>2018-10-19T21:24:57.581154096</dc:date>
    <meta:editing-duration>PT1H13M22S</meta:editing-duration>
    <meta:editing-cycles>37</meta:editing-cycles>
    <meta:generator>LibreOffice/6.0.6.2$Linux_X86_64 LibreOffice_project/00m0$Build-2</meta:generator>
    <meta:document-statistic meta:table-count="19" meta:image-count="0" meta:object-count="0" meta:page-count="4" meta:paragraph-count="202" meta:word-count="819" meta:character-count="5406" meta:non-whitespace-character-count="4780"/>
  </office:meta>
</office:document-meta>
</file>